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0d634" officeooo:paragraph-rsid="0000d634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0d634" officeooo:paragraph-rsid="00047944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047944" officeooo:paragraph-rsid="0000d634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0d634" officeooo:paragraph-rsid="00047944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style:text-underline-style="solid" style:text-underline-width="auto" style:text-underline-color="font-color" fo:font-weight="bold" officeooo:rsid="0000d634" officeooo:paragraph-rsid="0000d634" style:font-style-asian="normal" style:font-weight-asian="bold" style:font-style-complex="normal" style:font-weight-complex="bold"/>
    </style:style>
    <style:style style:name="T1" style:family="text">
      <style:text-properties officeooo:rsid="00047944"/>
    </style:style>
    <style:style style:name="T2" style:family="text">
      <style:text-properties fo:font-weight="normal" officeooo:rsid="00047944" style:font-weight-asian="normal" style:font-weight-complex="normal"/>
    </style:style>
    <style:style style:name="T3" style:family="text">
      <style:text-properties fo:color="#c9211e" loext:opacity="100%" fo:font-weight="normal" officeooo:rsid="00047944" style:font-weight-asian="normal" style:font-weight-complex="normal"/>
    </style:style>
    <style:style style:name="T4" style:family="text">
      <style:text-properties fo:color="#00a933" loext:opacity="100%" fo:font-weight="normal" officeooo:rsid="00047944" style:font-weight-asian="normal" style:font-weight-complex="normal"/>
    </style:style>
    <style:style style:name="T5" style:family="text">
      <style:text-properties fo:color="#111111" loext:opacity="100%" fo:font-weight="normal" officeooo:rsid="00047944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Convenções java</text:span></text:p>
      <text:p text:style-name="P4"/>
      <text:p text:style-name="P5"/>
      <text:p text:style-name="P2"><text:tab/><text:span text:style-name="T2">Criação de package – </text:span><text:span text:style-name="T3">começamos Com o dóminio do site nome do pacote é o no do site com a url invertida </text:span><text:span text:style-name="T2"><text:s/>→ </text:span><text:span text:style-name="T4">nome do projeto</text:span><text:span text:style-name="T2"> → nome do que você quer ter no seu pacote. </text:span></text:p>
      <text:p text:style-name="P1"><text:span text:style-name="T2"/></text:p>
      <text:p text:style-name="P2"><text:span text:style-name="T2"><text:tab/></text:span><text:span text:style-name="T3">Academy</text:span><text:span text:style-name="T5">.</text:span><text:span text:style-name="T3">devdojo</text:span><text:span text:style-name="T5">.</text:span><text:span text:style-name="T4">maratonajava</text:span><text:span text:style-name="T2">.Introducaoclasse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15T12:01:04.117000000</meta:creation-date>
    <dc:date>2022-10-22T10:35:26.891000000</dc:date>
    <meta:editing-duration>PT1H12M40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3" meta:word-count="38" meta:character-count="227" meta:non-whitespace-character-count="187"/>
  </office:meta>
</office:document-meta>
</file>